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5-11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5-09-2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5-06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4-11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4-09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4-07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4-03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3-10-1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3-08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3-04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3-02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2-10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2-08-1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2-05-0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2-02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1-04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1-03-0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0-12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0-09-0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0-04-0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20-02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9-09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9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9-03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8-12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8-09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8-06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7-09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7-03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6-12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6-09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6-06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6-02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5-12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5-09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5-06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5-03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4-12-0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4-09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4-06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4-04-0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3-09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3-07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3-03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2-1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2-08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2-06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2-03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1-11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1-09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1-06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1-03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0-12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0-08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0-06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10-03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9-12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9-09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9-06-0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9-03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8-12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8-08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8-05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8-02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7-11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7-08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7-06-0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7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6-12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6-07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6-05-0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1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8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2</text:p>
          </table:table-cell>
          <table:table-cell office:value-type="string" calcext:value-type="string">
            <text:p>64K 11 SOW 108B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